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Gentium Plus" svg:font-family="'Gentium Plus'" style:font-pitch="variable"/>
    <style:font-face style:name="Lato" svg:font-family="Lato" style:font-pitch="variable"/>
    <style:font-face style:name="Gentium Plus1" svg:font-family="'Gentium Plus'" style:font-family-generic="roman" style:font-pitch="variable"/>
    <style:font-face style:name="Latin Modern Math" svg:font-family="'Latin Modern Math'"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2841" officeooo:paragraph-rsid="00072841"/>
    </style:style>
    <style:style style:name="P2" style:family="paragraph" style:parent-style-name="Standard">
      <style:text-properties style:font-name="Gentium Plus"/>
    </style:style>
    <style:style style:name="P3" style:family="paragraph" style:parent-style-name="Standard">
      <style:text-properties style:font-name="Gentium Plus" officeooo:rsid="00072841"/>
    </style:style>
    <style:style style:name="P4" style:family="paragraph" style:parent-style-name="Standard">
      <style:text-properties style:font-name="Gentium Plus" officeooo:rsid="00072841" officeooo:paragraph-rsid="00072841"/>
    </style:style>
    <style:style style:name="P5" style:family="paragraph" style:parent-style-name="Standard">
      <style:paragraph-properties fo:text-align="justify" style:justify-single-word="false"/>
      <style:text-properties style:font-name="Gentium Plus" officeooo:rsid="00072841" officeooo:paragraph-rsid="00085787"/>
    </style:style>
    <style:style style:name="P6" style:family="paragraph" style:parent-style-name="Standard">
      <style:paragraph-properties fo:text-align="justify" style:justify-single-word="false"/>
      <style:text-properties style:font-name="Gentium Plus" officeooo:rsid="00072841" officeooo:paragraph-rsid="00072841"/>
    </style:style>
    <style:style style:name="P7" style:family="paragraph" style:parent-style-name="Standard">
      <style:text-properties style:font-name="Gentium Plus" officeooo:rsid="00072841" officeooo:paragraph-rsid="000b6231"/>
    </style:style>
    <style:style style:name="P8" style:family="paragraph" style:parent-style-name="Standard">
      <style:paragraph-properties fo:text-align="justify" style:justify-single-word="false"/>
      <style:text-properties style:font-name="Gentium Plus" officeooo:paragraph-rsid="000cfc58"/>
    </style:style>
    <style:style style:name="P9" style:family="paragraph" style:parent-style-name="Standard">
      <style:paragraph-properties fo:text-align="justify" style:justify-single-word="false"/>
      <style:text-properties style:font-name="Gentium Plus" officeooo:rsid="00085787" officeooo:paragraph-rsid="00085787"/>
    </style:style>
    <style:style style:name="P10" style:family="paragraph" style:parent-style-name="Standard">
      <style:text-properties style:font-name="Gentium Plus" fo:font-weight="bold" officeooo:rsid="00085787" officeooo:paragraph-rsid="00085787" style:font-weight-asian="bold" style:font-weight-complex="bold"/>
    </style:style>
    <style:style style:name="P11" style:family="paragraph" style:parent-style-name="Standard">
      <style:text-properties style:font-name="Gentium Plus" fo:font-weight="bold" officeooo:rsid="0014ed67" officeooo:paragraph-rsid="0014ed67" style:font-weight-asian="bold" style:font-weight-complex="bold"/>
    </style:style>
    <style:style style:name="P12" style:family="paragraph" style:parent-style-name="Standard">
      <style:paragraph-properties fo:text-align="justify" style:justify-single-word="false"/>
      <style:text-properties style:font-name="Gentium Plus" officeooo:rsid="000a21d6" officeooo:paragraph-rsid="00085787"/>
    </style:style>
    <style:style style:name="P13" style:family="paragraph" style:parent-style-name="Standard">
      <style:text-properties style:font-name="Gentium Plus" fo:font-size="4pt" officeooo:rsid="00085787" officeooo:paragraph-rsid="00085787" style:font-size-asian="20pt" style:font-size-complex="12pt"/>
    </style:style>
    <style:style style:name="P14" style:family="paragraph" style:parent-style-name="Standard">
      <style:paragraph-properties fo:line-height="100%"/>
      <style:text-properties style:font-name="Gentium Plus" fo:font-size="12pt" style:font-size-asian="20pt" style:font-size-complex="12pt"/>
    </style:style>
    <style:style style:name="P15" style:family="paragraph" style:parent-style-name="Standard">
      <style:text-properties style:font-name="Gentium Plus" officeooo:paragraph-rsid="000b6231"/>
    </style:style>
    <style:style style:name="P16" style:family="paragraph" style:parent-style-name="Standard">
      <style:text-properties officeooo:rsid="00085787" officeooo:paragraph-rsid="00085787"/>
    </style:style>
    <style:style style:name="P17" style:family="paragraph" style:parent-style-name="Standard">
      <style:text-properties officeooo:rsid="0009a7bc" officeooo:paragraph-rsid="0009a7bc"/>
    </style:style>
    <style:style style:name="P18" style:family="paragraph" style:parent-style-name="Standard">
      <style:text-properties officeooo:paragraph-rsid="00085787"/>
    </style:style>
    <style:style style:name="P19" style:family="paragraph" style:parent-style-name="Title_20_and_20_Content_5f__7e_LT_7e_Gliederung_20_2">
      <style:paragraph-properties fo:line-height="90%"/>
      <style:text-properties style:font-name="Gentium Plus" fo:font-size="12pt" style:font-size-asian="20pt" style:font-size-complex="12pt"/>
    </style:style>
    <style:style style:name="P20" style:family="paragraph" style:parent-style-name="Title_20_and_20_Content_5f__7e_LT_7e_Gliederung_20_1">
      <style:paragraph-properties fo:line-height="90%"/>
      <style:text-properties style:font-name="Gentium Plus" fo:font-size="12pt" officeooo:paragraph-rsid="00122526" style:font-size-asian="12pt" style:font-size-complex="12pt"/>
    </style:style>
    <style:style style:name="P21" style:family="paragraph" style:parent-style-name="Title_20_and_20_Content_5f__7e_LT_7e_Gliederung_20_1">
      <style:paragraph-properties fo:line-height="100%"/>
      <style:text-properties style:font-name="Gentium Plus" fo:font-size="12pt" officeooo:paragraph-rsid="00122526" style:font-size-asian="12pt" style:font-size-complex="12pt"/>
    </style:style>
    <style:style style:name="T1" style:family="text">
      <style:text-properties style:text-position="0% 100%" fo:font-weight="normal" style:font-weight-asian="normal" style:font-weight-complex="normal"/>
    </style:style>
    <style:style style:name="T2" style:family="text">
      <style:text-properties style:text-position="0% 100%" fo:font-weight="normal" officeooo:rsid="000bb14a" style:font-weight-asian="normal" style:font-weight-complex="normal"/>
    </style:style>
    <style:style style:name="T3" style:family="text">
      <style:text-properties style:text-position="0% 100%" fo:font-style="italic" fo:font-weight="normal" style:font-weight-asian="normal" style:font-weight-complex="normal"/>
    </style:style>
    <style:style style:name="T4" style:family="text">
      <style:text-properties style:text-position="0% 100%" fo:font-style="italic" fo:font-weight="normal" officeooo:rsid="000bb14a" style:font-weight-asian="normal" style:font-weight-complex="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weight="normal" officeooo:rsid="00085787" style:font-weight-asian="normal" style:font-weight-complex="normal"/>
    </style:style>
    <style:style style:name="T8" style:family="text">
      <style:text-properties fo:font-weight="normal" officeooo:rsid="000a21d6" style:font-weight-asian="normal" style:font-weight-complex="normal"/>
    </style:style>
    <style:style style:name="T9" style:family="text">
      <style:text-properties fo:font-weight="normal" officeooo:rsid="000ac7f3" style:font-weight-asian="normal" style:font-weight-complex="normal"/>
    </style:style>
    <style:style style:name="T10" style:family="text">
      <style:text-properties fo:font-weight="normal" officeooo:rsid="000bb14a" style:font-weight-asian="normal" style:font-weight-complex="normal"/>
    </style:style>
    <style:style style:name="T11" style:family="text">
      <style:text-properties fo:font-weight="normal" officeooo:rsid="000cd38b" style:font-weight-asian="normal" style:font-weight-complex="normal"/>
    </style:style>
    <style:style style:name="T12" style:family="text">
      <style:text-properties fo:font-weight="normal" officeooo:rsid="0022531e" style:font-weight-asian="normal" style:font-weight-complex="normal"/>
    </style:style>
    <style:style style:name="T13" style:family="text">
      <style:text-properties fo:font-weight="normal" officeooo:rsid="000b6231" style:font-weight-asian="normal" style:font-weight-complex="normal"/>
    </style:style>
    <style:style style:name="T14" style:family="text">
      <style:text-properties fo:font-weight="normal" officeooo:rsid="000cfc58" style:font-weight-asian="normal" style:font-weight-complex="normal"/>
    </style:style>
    <style:style style:name="T15" style:family="text">
      <style:text-properties fo:font-weight="normal" officeooo:rsid="000d01a8" style:font-weight-asian="normal" style:font-weight-complex="normal"/>
    </style:style>
    <style:style style:name="T16" style:family="text">
      <style:text-properties fo:font-weight="normal" officeooo:rsid="000ebeee" style:font-weight-asian="normal" style:font-weight-complex="normal"/>
    </style:style>
    <style:style style:name="T17" style:family="text">
      <style:text-properties fo:font-weight="normal" officeooo:rsid="0010aca9" style:font-weight-asian="normal" style:font-weight-complex="normal"/>
    </style:style>
    <style:style style:name="T18" style:family="text">
      <style:text-properties fo:font-weight="normal" officeooo:rsid="00122526" style:font-weight-asian="normal" style:font-weight-complex="normal"/>
    </style:style>
    <style:style style:name="T19" style:family="text">
      <style:text-properties fo:font-weight="normal" officeooo:rsid="001331d7" style:font-weight-asian="normal" style:font-weight-complex="normal"/>
    </style:style>
    <style:style style:name="T20" style:family="text">
      <style:text-properties officeooo:rsid="00085787"/>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0ebeee" style:font-style-asian="italic" style:font-weight-asian="normal" style:font-style-complex="italic" style:font-weight-complex="normal"/>
    </style:style>
    <style:style style:name="T23" style:family="text">
      <style:text-properties fo:font-style="italic" officeooo:rsid="000b6231" style:font-style-asian="italic" style:font-style-complex="italic"/>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072841" style:font-style-asian="normal" style:font-weight-asian="normal" style:font-style-complex="normal" style:font-weight-complex="normal"/>
    </style:style>
    <style:style style:name="T26" style:family="text">
      <style:text-properties fo:font-style="normal" fo:font-weight="normal" officeooo:rsid="000b6231" style:font-style-asian="normal" style:font-weight-asian="normal" style:font-style-complex="normal" style:font-weight-complex="normal"/>
    </style:style>
    <style:style style:name="T27" style:family="text">
      <style:text-properties fo:font-style="normal" fo:font-weight="normal" officeooo:rsid="000cfc58" style:font-style-asian="normal" style:font-weight-asian="normal" style:font-style-complex="normal" style:font-weight-complex="normal"/>
    </style:style>
    <style:style style:name="T28"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29" style:family="text">
      <style:text-properties fo:color="#000000" style:text-outline="false" style:text-line-through-style="none" style:text-line-through-type="none" fo:letter-spacing="normal" fo:font-style="normal" fo:text-shadow="none" style:text-underline-style="none" fo:font-weight="normal" officeooo:rsid="00085787" style:letter-kerning="true" style:font-style-asian="normal" style:font-weight-asian="normal" style:text-emphasize="none"/>
    </style:style>
    <style:style style:name="T30" style:family="text">
      <style:text-properties fo:color="#000000" style:text-outline="false" style:text-line-through-style="none" style:text-line-through-type="none" fo:letter-spacing="normal" fo:font-style="normal" fo:text-shadow="none" style:text-underline-style="none" fo:font-weight="normal" officeooo:rsid="00122526" style:letter-kerning="true" style:font-style-asian="normal" style:font-weight-asian="normal" style:text-emphasize="none"/>
    </style:style>
    <style:style style:name="T31" style:family="text">
      <style:text-properties fo:color="#000000" style:text-outline="false" style:text-line-through-style="none" style:text-line-through-type="none" fo:letter-spacing="normal" fo:font-style="normal" fo:text-shadow="none" style:text-underline-style="none" fo:font-weight="normal" officeooo:rsid="001331d7" style:letter-kerning="true" style:font-style-asian="normal" style:font-weight-asian="normal" style:text-emphasize="none"/>
    </style:style>
    <style:style style:name="T32" style:family="text">
      <style:text-properties fo:color="#000000" style:text-outline="false" style:text-line-through-style="none" style:text-line-through-type="none" fo:letter-spacing="normal" fo:font-style="italic" fo:text-shadow="none" style:text-underline-style="none" fo:font-weight="normal" style:letter-kerning="true" style:font-style-asian="italic" style:font-weight-asian="normal" style:text-emphasize="none"/>
    </style:style>
    <style:style style:name="T33" style:family="text">
      <style:text-properties fo:color="#000000" style:text-outline="false" style:text-line-through-style="none" style:text-line-through-type="none" style:font-name="Gentium Plus" fo:font-size="12pt" fo:letter-spacing="normal" fo:font-style="normal" fo:text-shadow="none" style:text-underline-style="none" fo:font-weight="normal" officeooo:rsid="00122526" style:letter-kerning="true" style:font-size-asian="20pt" style:font-style-asian="normal" style:font-weight-asian="normal" style:font-size-complex="12pt" style:text-emphasize="none"/>
    </style:style>
    <style:style style:name="T34" style:family="text">
      <style:text-properties officeooo:rsid="000b6231"/>
    </style:style>
    <style:style style:name="T35" style:family="text">
      <style:text-properties officeooo:rsid="001225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7">As a first project to my PhD, the idea was to validate a resistance candidate in Anopheles gambiae, using Ag1000g selection scans to help identify loci under selection. The main criteria were that it was somewhat novel, and in a population with which we have colonies at LSTM – aka Uganda, Burkina, and Cote d’ivoire. <text:s/><text:span text:style-name="T34">And also ideally would be something relatively easy to validate, i.e a detox gene. </text:span></text:p>
      <text:p text:style-name="P7"/>
      <text:p text:style-name="P15"><text:span text:style-name="T34">Using these criteria, there are actually not many signals remaining – but one of the largest sweeps in Garuds H12 scans across the whole of the Ag1000g, was one in </text:span><text:span text:style-name="T23">Anopheles gambiae</text:span><text:span text:style-name="T34"> from Burkina Faso and Guinea. (Although the low-recombination telomeric region of 2L makes it look small). It is a particularly broad signal – indicating recent selection. </text:span></text:p>
      <text:p text:style-name="P2"/>
      <text:p text:style-name="P4">Image:h12 scan</text:p>
      <text:p text:style-name="P4"/>
      <text:p text:style-name="P6"><text:span text:style-name="T6">Directly under the focal point of the sweep lie two paralogous alpha esterases, COEAE1F (AGAP006227), and COEAE2F (AGAP006228). However, just upstream of COEAE1F, there are five aldehyde oxidases (AGAP006220/ 221/224/225/226) which are broken up by two glucosyl transferases (UGTs, AGAP006222, 223). <text:s/></text:span><text:span text:style-name="T13">Although the COEs are directly under the focal point of the peak, </text:span><text:span text:style-name="T6">UGTs are known to be involved in Phase 2 detoxification of pyrethroids </text:span><text:reference-mark-start text:name="ADDIN CSL_CITATION {&quot;citationItems&quot;: [{&quot;id&quot;: &quot;ITEM-1&quot;, &quot;itemData&quot;: {&quot;DOI&quot;: &quot;10.1073/pnas.1320185110&quot;, &quot;ISBN&quot;: &quot;1091-6490 (Electronic)\\r0027-8424 (Linking)&quot;, &quot;ISSN&quot;: &quot;0027-8424&quot;, &quot;PMID&quot;: &quot;24248381&quot;, &quot;abstract&quot;: &quot;Pyrethroid insecticides are used to control diseases spread by arthropods. We have developed a suite of pyrethroid mimetic activity-based probes (PyABPs) to selectively label and identify P450s associated with pyrethroid metabolism. The probes were screened against pyrethroid-metabolizing and nonmetabolizing mosquito P450s, as well as rodent microsomes, to measure labeling specificity, plus cytochrome P450 oxidoreductase and b5 knockout mouse livers to validate P450 activation and establish the role for b5 in probe activation. Using PyABPs, we were able to profile active enzymes in rat liver microsomes and identify pyrethroid-metabolizing enzymes in the target tissue. These included P450s as well as related detoxification enzymes, notably UDP-glucuronosyltransferases, suggesting a network of associated pyrethroid-metabolizing enzymes, or \&quot;pyrethrome.\&quot; Considering the central role P450s play in metabolizing insecticides, we anticipate that PyABPs will aid in the identification and profiling of P450s associated with insecticide pharmacology in a wide range of species, improving understanding of P450-insecticide interactions and aiding the development of unique tools for disease control.&quot;, &quot;author&quot;: [{&quot;dropping-particle&quot;: &quot;&quot;, &quot;family&quot;: &quot;Ismail&quot;, &quot;given&quot;: &quot;H. M.&quot;, &quot;non-dropping-particle&quot;: &quot;&quot;, &quot;parse-names&quot;: false, &quot;suffix&quot;: &quot;&quot;}, {&quot;dropping-particle&quot;: &quot;&quot;, &quot;family&quot;: &quot;O'Neill&quot;, &quot;given&quot;: &quot;P. M.&quot;, &quot;non-dropping-particle&quot;: &quot;&quot;, &quot;parse-names&quot;: false, &quot;suffix&quot;: &quot;&quot;}, {&quot;dropping-particle&quot;: &quot;&quot;, &quot;family&quot;: &quot;Hong&quot;, &quot;given&quot;: &quot;D. W.&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Henderson&quot;, &quot;given&quot;: &quot;C. J.&quot;, &quot;non-dropping-particle&quot;: &quot;&quot;, &quot;parse-names&quot;: false, &quot;suffix&quot;: &quot;&quot;}, {&quot;dropping-particle&quot;: &quot;&quot;, &quot;family&quot;: &quot;Wright&quot;, &quot;given&quot;: &quot;A. T.&quot;, &quot;non-dropping-particle&quot;: &quot;&quot;, &quot;parse-names&quot;: false, &quot;suffix&quot;: &quot;&quot;}, {&quot;dropping-particle&quot;: &quot;&quot;, &quot;family&quot;: &quot;Cravatt&quot;, &quot;given&quot;: &quot;B. F.&quot;, &quot;non-dropping-particle&quot;: &quot;&quot;, &quot;parse-names&quot;: false, &quot;suffix&quot;: &quot;&quot;}, {&quot;dropping-particle&quot;: &quot;&quot;, &quot;family&quot;: &quot;Hemingway&quot;, &quot;given&quot;: &quot;J.&quot;, &quot;non-dropping-particle&quot;: &quot;&quot;, &quot;parse-names&quot;: false, &quot;suffix&quot;: &quot;&quot;}, {&quot;dropping-particle&quot;: &quot;&quot;, &quot;family&quot;: &quot;Paine&quot;, &quot;given&quot;: &quot;M. J. I.&quot;, &quot;non-dropping-particle&quot;: &quot;&quot;, &quot;parse-names&quot;: false, &quot;suffix&quot;: &quot;&quot;}], &quot;container-title&quot;: &quot;Proceedings of the National Academy of Sciences&quot;, &quot;id&quot;: &quot;ITEM-1&quot;, &quot;issue&quot;: &quot;49&quot;, &quot;issued&quot;: {&quot;date-parts&quot;: [[&quot;2013&quot;]]}, &quot;page&quot;: &quot;19766-19771&quot;, &quot;title&quot;: &quot;Pyrethroid activity-based probes for profiling cytochrome P450 activities associated with insecticide interactions&quot;, &quot;type&quot;: &quot;article-journal&quot;, &quot;volume&quot;: &quot;110&quot;}, &quot;uris&quot;: [&quot;http://www.mendeley.com/documents/?uuid=e0b289ed-78ad-4da1-ab7c-97ba00f06b36&quot;]}], &quot;mendeley&quot;: {&quot;formattedCitation&quot;: &quot;(Ismail &lt;i&gt;et al.&lt;/i&gt;, 2013)&quot;, &quot;plainTextFormattedCitation&quot;: &quot;(Ismail et al., 2013)&quot;, &quot;previouslyFormattedCitation&quot;: &quot;(Ismail &lt;i&gt;et al.&lt;/i&gt;, 2013)&quot;}, &quot;properties&quot;: {&quot;noteIndex&quot;: 0}, &quot;schema&quot;: &quot;https://github.com/citation-style-language/schema/raw/master/csl-citation.json&quot;} RNDEO8s6dsUmL"/><text:span text:style-name="T1">(Ismail </text:span><text:span text:style-name="T3">et al.</text:span><text:span text:style-name="T1">, 2013)</text:span><text:reference-mark-end text:name="ADDIN CSL_CITATION {&quot;citationItems&quot;: [{&quot;id&quot;: &quot;ITEM-1&quot;, &quot;itemData&quot;: {&quot;DOI&quot;: &quot;10.1073/pnas.1320185110&quot;, &quot;ISBN&quot;: &quot;1091-6490 (Electronic)\\r0027-8424 (Linking)&quot;, &quot;ISSN&quot;: &quot;0027-8424&quot;, &quot;PMID&quot;: &quot;24248381&quot;, &quot;abstract&quot;: &quot;Pyrethroid insecticides are used to control diseases spread by arthropods. We have developed a suite of pyrethroid mimetic activity-based probes (PyABPs) to selectively label and identify P450s associated with pyrethroid metabolism. The probes were screened against pyrethroid-metabolizing and nonmetabolizing mosquito P450s, as well as rodent microsomes, to measure labeling specificity, plus cytochrome P450 oxidoreductase and b5 knockout mouse livers to validate P450 activation and establish the role for b5 in probe activation. Using PyABPs, we were able to profile active enzymes in rat liver microsomes and identify pyrethroid-metabolizing enzymes in the target tissue. These included P450s as well as related detoxification enzymes, notably UDP-glucuronosyltransferases, suggesting a network of associated pyrethroid-metabolizing enzymes, or \&quot;pyrethrome.\&quot; Considering the central role P450s play in metabolizing insecticides, we anticipate that PyABPs will aid in the identification and profiling of P450s associated with insecticide pharmacology in a wide range of species, improving understanding of P450-insecticide interactions and aiding the development of unique tools for disease control.&quot;, &quot;author&quot;: [{&quot;dropping-particle&quot;: &quot;&quot;, &quot;family&quot;: &quot;Ismail&quot;, &quot;given&quot;: &quot;H. M.&quot;, &quot;non-dropping-particle&quot;: &quot;&quot;, &quot;parse-names&quot;: false, &quot;suffix&quot;: &quot;&quot;}, {&quot;dropping-particle&quot;: &quot;&quot;, &quot;family&quot;: &quot;O'Neill&quot;, &quot;given&quot;: &quot;P. M.&quot;, &quot;non-dropping-particle&quot;: &quot;&quot;, &quot;parse-names&quot;: false, &quot;suffix&quot;: &quot;&quot;}, {&quot;dropping-particle&quot;: &quot;&quot;, &quot;family&quot;: &quot;Hong&quot;, &quot;given&quot;: &quot;D. W.&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Henderson&quot;, &quot;given&quot;: &quot;C. J.&quot;, &quot;non-dropping-particle&quot;: &quot;&quot;, &quot;parse-names&quot;: false, &quot;suffix&quot;: &quot;&quot;}, {&quot;dropping-particle&quot;: &quot;&quot;, &quot;family&quot;: &quot;Wright&quot;, &quot;given&quot;: &quot;A. T.&quot;, &quot;non-dropping-particle&quot;: &quot;&quot;, &quot;parse-names&quot;: false, &quot;suffix&quot;: &quot;&quot;}, {&quot;dropping-particle&quot;: &quot;&quot;, &quot;family&quot;: &quot;Cravatt&quot;, &quot;given&quot;: &quot;B. F.&quot;, &quot;non-dropping-particle&quot;: &quot;&quot;, &quot;parse-names&quot;: false, &quot;suffix&quot;: &quot;&quot;}, {&quot;dropping-particle&quot;: &quot;&quot;, &quot;family&quot;: &quot;Hemingway&quot;, &quot;given&quot;: &quot;J.&quot;, &quot;non-dropping-particle&quot;: &quot;&quot;, &quot;parse-names&quot;: false, &quot;suffix&quot;: &quot;&quot;}, {&quot;dropping-particle&quot;: &quot;&quot;, &quot;family&quot;: &quot;Paine&quot;, &quot;given&quot;: &quot;M. J. I.&quot;, &quot;non-dropping-particle&quot;: &quot;&quot;, &quot;parse-names&quot;: false, &quot;suffix&quot;: &quot;&quot;}], &quot;container-title&quot;: &quot;Proceedings of the National Academy of Sciences&quot;, &quot;id&quot;: &quot;ITEM-1&quot;, &quot;issue&quot;: &quot;49&quot;, &quot;issued&quot;: {&quot;date-parts&quot;: [[&quot;2013&quot;]]}, &quot;page&quot;: &quot;19766-19771&quot;, &quot;title&quot;: &quot;Pyrethroid activity-based probes for profiling cytochrome P450 activities associated with insecticide interactions&quot;, &quot;type&quot;: &quot;article-journal&quot;, &quot;volume&quot;: &quot;110&quot;}, &quot;uris&quot;: [&quot;http://www.mendeley.com/documents/?uuid=e0b289ed-78ad-4da1-ab7c-97ba00f06b36&quot;]}], &quot;mendeley&quot;: {&quot;formattedCitation&quot;: &quot;(Ismail &lt;i&gt;et al.&lt;/i&gt;, 2013)&quot;, &quot;plainTextFormattedCitation&quot;: &quot;(Ismail et al., 2013)&quot;, &quot;previouslyFormattedCitation&quot;: &quot;(Ismail &lt;i&gt;et al.&lt;/i&gt;, 2013)&quot;}, &quot;properties&quot;: {&quot;noteIndex&quot;: 0}, &quot;schema&quot;: &quot;https://github.com/citation-style-language/schema/raw/master/csl-citation.json&quot;} RNDEO8s6dsUmL"/><text:span text:style-name="T6">⁠, and aldehyde oxidases have been associated with resistance to neonicotinoids </text:span><text:reference-mark-start text:name="ADDIN CSL_CITATION {&quot;citationItems&quot;: [{&quot;id&quot;: &quot;ITEM-1&quot;, &quot;itemData&quot;: {&quot;DOI&quot;: &quot;10.1046/j.1365-2583.2000.00160.x&quot;, &quot;ISSN&quot;: &quot;09621075&quot;, &quot;abstract&quot;: &quot;The evolution and spread of insecticide resistance is an important factor in human disease prevention and crop protection. The mosquito Culex quinquefasciatus is the main vector of the disease filariasis and a member of a species complex which is a common biting nuisance worldwide. The common insecticide resistance mechanism in this species involves germline amplification of the esterases est\u03b121 and est\u03b221. This amplification has arisen once and rapidly spread worldwide. Less common and more variable resistance phenotypes involve coamplification of est\u03b13 and est\u03b21, or individual amplification of a single est\u03b21, different alleles of the same est\u03b1 and est\u03b2 gene loci. Est\u03b121 and est\u03b221 are on the same large fragment of amplified DNA (amplicon) 2.7 kb apart. We have now shown that this amplicon contains another full-length gene immediately 5' of est\u03b121 which codes for a molybdenum-containing hydroxylase, with highest homology to aldehyde oxidase (AO) from other organisms. The full-length putative AO gene is not present on the est\u03b13/est\u03b21 or est\u03b21 amplicons, but multiple truncated 5' ends of this gene are present around the presumed est\u03b13/est\u03b21 amplicon breakpoint. Polymerase chain reaction (PCR) analysis of insecticide-susceptible genomic DNA demonstrated that a different allele of the putative AO gene in its nonamplified form is immediately 5' of est\u03b1. The 'AO' gene on the est\u03b121/est\u03b221 amplicon is expressed and resistant insects have greater AO activity. This AO activity is sensitive to inhibition by an aldehyde-containing herbicide and pesticide. This enzyme may confer a selective advantage to these insects in the presence of insecticide, as AO in mammals is believed to be important in the detoxification process of several environmental pollutants.&quot;, &quot;author&quot;: [{&quot;dropping-particle&quot;: &quot;&quot;, &quot;family&quot;: &quot;Hemingway&quot;, &quot;given&quot;: &quot;J.&quot;, &quot;non-dropping-particle&quot;: &quot;&quot;, &quot;parse-names&quot;: false, &quot;suffix&quot;: &quot;&quot;}, {&quot;dropping-particle&quot;: &quot;&quot;, &quot;family&quot;: &quot;Coleman&quot;, &quot;given&quot;: &quot;M.&quot;, &quot;non-dropping-particle&quot;: &quot;&quot;, &quot;parse-names&quot;: false, &quot;suffix&quot;: &quot;&quot;}, {&quot;dropping-particle&quot;: &quot;&quot;, &quot;family&quot;: &quot;Paton&quot;, &quot;given&quot;: &quot;M.&quot;, &quot;non-dropping-particle&quot;: &quot;&quot;, &quot;parse-names&quot;: false, &quot;suffix&quot;: &quot;&quot;}, {&quot;dropping-particle&quot;: &quot;&quot;, &quot;family&quot;: &quot;McCarroll&quot;, &quot;given&quot;: &quot;L.&quot;, &quot;non-dropping-particle&quot;: &quot;&quot;, &quot;parse-names&quot;: false, &quot;suffix&quot;: &quot;&quot;}, {&quot;dropping-particle&quot;: &quot;&quot;, &quot;family&quot;: &quot;Vaughan&quot;, &quot;given&quot;: &quot;A.&quot;, &quot;non-dropping-particle&quot;: &quot;&quot;, &quot;parse-names&quot;: false, &quot;suffix&quot;: &quot;&quot;}, {&quot;dropping-particle&quot;: &quot;&quot;, &quot;family&quot;: &quot;DeSilva&quot;, &quot;given&quot;: &quot;D.&quot;, &quot;non-dropping-particle&quot;: &quot;&quot;, &quot;parse-names&quot;: false, &quot;suffix&quot;: &quot;&quot;}], &quot;container-title&quot;: &quot;Insect Molecular Biology&quot;, &quot;id&quot;: &quot;ITEM-1&quot;, &quot;issue&quot;: &quot;1&quot;, &quot;issued&quot;: {&quot;date-parts&quot;: [[&quot;2000&quot;]]}, &quot;page&quot;: &quot;93-99&quot;, &quot;title&quot;: &quot;Aldehyde oxidase is coamplified with the World's most common Culex mosquito insecticide resistance-associated esterases&quot;, &quot;type&quot;: &quot;article-journal&quot;, &quot;volume&quot;: &quot;9&quot;}, &quot;uris&quot;: [&quot;http://www.mendeley.com/documents/?uuid=37f7d8a4-c96e-4462-9b6c-7d30bca046c1&quot;]}, {&quot;id&quot;: &quot;ITEM-2&quot;, &quot;itemData&quot;: {&quot;DOI&quot;: &quot;10.1021/jf900250f.Enzymes&quot;, &quot;abstract&quot;: &quot;Neonicotinoid insecticide metabolism involves considerable substrate specificity and regioselectivity of the relevant CYP450, aldehyde oxidase, and phase II enzymes. Human CYP450 recombinant enzymes carry out the following conversions: CYP3A4, 2C19 and 2B6 for thiamethoxam (TMX) to clothianidin (CLO); 3A4, 2C19 and 2A6 for CLO to desmethyl-CLO; 2C19 for TMX to desmethyl-TMX. Human liver aldehyde oxidase reduces the nitro substituent of CLO to nitroso much more rapidly than that of TMX. Imidacloprid (IMI), CLO and several of their metabolites do not give detectable N-glucuronides but 5-hydroxy-IMI, 4,5-diol-IMI and 4-hydroxy- thiacloprid are converted to O-glucuronides in vitro with mouse liver microsomes and UDP- glucuronic acid or in vivo in mice. Mouse liver cytosol with S-adenosylmethionine converts desmethyl-CLO to CLO but not desmethyl-TMX to TMX. Two organophosphorus CYP450 inhibitors partially block IMI, thiacloprid and CLO metabolism in vivo in mice, elevating the brain and liver levels of the parent compounds while reducing amounts of the hydroxylated metabolites.&quot;, &quot;author&quot;: [{&quot;dropping-particle&quot;: &quot;&quot;, &quot;family&quot;: &quot;Shi&quot;, &quot;given&quot;: &quot;Xueyan&quot;, &quot;non-dropping-particle&quot;: &quot;&quot;, &quot;parse-names&quot;: false, &quot;suffix&quot;: &quot;&quot;}, {&quot;dropping-particle&quot;: &quot;&quot;, &quot;family&quot;: &quot;Dick&quot;, &quot;given&quot;: &quot;Ryan a&quot;, &quot;non-dropping-particle&quot;: &quot;&quot;, &quot;parse-names&quot;: false, &quot;suffix&quot;: &quot;&quot;}, {&quot;dropping-particle&quot;: &quot;&quot;, &quot;family&quot;: &quot;Ford&quot;, &quot;given&quot;: &quot;Kevin a&quot;, &quot;non-dropping-particle&quot;: &quot;&quot;, &quot;parse-names&quot;: false, &quot;suffix&quot;: &quot;&quot;}, {&quot;dropping-particle&quot;: &quot;&quot;, &quot;family&quot;: &quot;Casida&quot;, &quot;given&quot;: &quot;John E&quot;, &quot;non-dropping-particle&quot;: &quot;&quot;, &quot;parse-names&quot;: false, &quot;suffix&quot;: &quot;&quot;}], &quot;container-title&quot;: &quot;Journal of agricultural and food chemistry&quot;, &quot;id&quot;: &quot;ITEM-2&quot;, &quot;issue&quot;: &quot;11&quot;, &quot;issued&quot;: {&quot;date-parts&quot;: [[&quot;2009&quot;]]}, &quot;page&quot;: &quot;4861-4866&quot;, &quot;title&quot;: &quot;NIH Public Access NEO\u306e\u4ee3\u8b1d\u9175\u7d20\u306b\u3064\u3044\u3066&quot;, &quot;type&quot;: &quot;article-journal&quot;, &quot;volume&quot;: &quot;57&quot;}, &quot;uris&quot;: [&quot;http://www.mendeley.com/documents/?uuid=c0deb208-ffc4-4ebb-bf19-cc3ec3c1a4ec&quot;]}], &quot;mendeley&quot;: {&quot;formattedCitation&quot;: &quot;(Hemingway &lt;i&gt;et al.&lt;/i&gt;, 2000; Shi &lt;i&gt;et al.&lt;/i&gt;, 2009)&quot;, &quot;plainTextFormattedCitation&quot;: &quot;(Hemingway et al., 2000; Shi et al., 2009)&quot;, &quot;previouslyFormattedCitation&quot;: &quot;(Hemingway &lt;i&gt;et al.&lt;/i&gt;, 2000; Shi &lt;i&gt;et al.&lt;/i&gt;, 2009)&quot;}, &quot;properties&quot;: {&quot;noteIndex&quot;: 0}, &quot;schema&quot;: &quot;https://github.com/citation-style-language/schema/raw/master/csl-citation.json&quot;} RNDNGgFJTF2wb"/><text:span text:style-name="T1">(Hemingway </text:span><text:span text:style-name="T3">et al.</text:span><text:span text:style-name="T1">, 2000; Shi </text:span><text:span text:style-name="T3">et al.</text:span><text:span text:style-name="T1">, 2009)</text:span><text:reference-mark-end text:name="ADDIN CSL_CITATION {&quot;citationItems&quot;: [{&quot;id&quot;: &quot;ITEM-1&quot;, &quot;itemData&quot;: {&quot;DOI&quot;: &quot;10.1046/j.1365-2583.2000.00160.x&quot;, &quot;ISSN&quot;: &quot;09621075&quot;, &quot;abstract&quot;: &quot;The evolution and spread of insecticide resistance is an important factor in human disease prevention and crop protection. The mosquito Culex quinquefasciatus is the main vector of the disease filariasis and a member of a species complex which is a common biting nuisance worldwide. The common insecticide resistance mechanism in this species involves germline amplification of the esterases est\u03b121 and est\u03b221. This amplification has arisen once and rapidly spread worldwide. Less common and more variable resistance phenotypes involve coamplification of est\u03b13 and est\u03b21, or individual amplification of a single est\u03b21, different alleles of the same est\u03b1 and est\u03b2 gene loci. Est\u03b121 and est\u03b221 are on the same large fragment of amplified DNA (amplicon) 2.7 kb apart. We have now shown that this amplicon contains another full-length gene immediately 5' of est\u03b121 which codes for a molybdenum-containing hydroxylase, with highest homology to aldehyde oxidase (AO) from other organisms. The full-length putative AO gene is not present on the est\u03b13/est\u03b21 or est\u03b21 amplicons, but multiple truncated 5' ends of this gene are present around the presumed est\u03b13/est\u03b21 amplicon breakpoint. Polymerase chain reaction (PCR) analysis of insecticide-susceptible genomic DNA demonstrated that a different allele of the putative AO gene in its nonamplified form is immediately 5' of est\u03b1. The 'AO' gene on the est\u03b121/est\u03b221 amplicon is expressed and resistant insects have greater AO activity. This AO activity is sensitive to inhibition by an aldehyde-containing herbicide and pesticide. This enzyme may confer a selective advantage to these insects in the presence of insecticide, as AO in mammals is believed to be important in the detoxification process of several environmental pollutants.&quot;, &quot;author&quot;: [{&quot;dropping-particle&quot;: &quot;&quot;, &quot;family&quot;: &quot;Hemingway&quot;, &quot;given&quot;: &quot;J.&quot;, &quot;non-dropping-particle&quot;: &quot;&quot;, &quot;parse-names&quot;: false, &quot;suffix&quot;: &quot;&quot;}, {&quot;dropping-particle&quot;: &quot;&quot;, &quot;family&quot;: &quot;Coleman&quot;, &quot;given&quot;: &quot;M.&quot;, &quot;non-dropping-particle&quot;: &quot;&quot;, &quot;parse-names&quot;: false, &quot;suffix&quot;: &quot;&quot;}, {&quot;dropping-particle&quot;: &quot;&quot;, &quot;family&quot;: &quot;Paton&quot;, &quot;given&quot;: &quot;M.&quot;, &quot;non-dropping-particle&quot;: &quot;&quot;, &quot;parse-names&quot;: false, &quot;suffix&quot;: &quot;&quot;}, {&quot;dropping-particle&quot;: &quot;&quot;, &quot;family&quot;: &quot;McCarroll&quot;, &quot;given&quot;: &quot;L.&quot;, &quot;non-dropping-particle&quot;: &quot;&quot;, &quot;parse-names&quot;: false, &quot;suffix&quot;: &quot;&quot;}, {&quot;dropping-particle&quot;: &quot;&quot;, &quot;family&quot;: &quot;Vaughan&quot;, &quot;given&quot;: &quot;A.&quot;, &quot;non-dropping-particle&quot;: &quot;&quot;, &quot;parse-names&quot;: false, &quot;suffix&quot;: &quot;&quot;}, {&quot;dropping-particle&quot;: &quot;&quot;, &quot;family&quot;: &quot;DeSilva&quot;, &quot;given&quot;: &quot;D.&quot;, &quot;non-dropping-particle&quot;: &quot;&quot;, &quot;parse-names&quot;: false, &quot;suffix&quot;: &quot;&quot;}], &quot;container-title&quot;: &quot;Insect Molecular Biology&quot;, &quot;id&quot;: &quot;ITEM-1&quot;, &quot;issue&quot;: &quot;1&quot;, &quot;issued&quot;: {&quot;date-parts&quot;: [[&quot;2000&quot;]]}, &quot;page&quot;: &quot;93-99&quot;, &quot;title&quot;: &quot;Aldehyde oxidase is coamplified with the World's most common Culex mosquito insecticide resistance-associated esterases&quot;, &quot;type&quot;: &quot;article-journal&quot;, &quot;volume&quot;: &quot;9&quot;}, &quot;uris&quot;: [&quot;http://www.mendeley.com/documents/?uuid=37f7d8a4-c96e-4462-9b6c-7d30bca046c1&quot;]}, {&quot;id&quot;: &quot;ITEM-2&quot;, &quot;itemData&quot;: {&quot;DOI&quot;: &quot;10.1021/jf900250f.Enzymes&quot;, &quot;abstract&quot;: &quot;Neonicotinoid insecticide metabolism involves considerable substrate specificity and regioselectivity of the relevant CYP450, aldehyde oxidase, and phase II enzymes. Human CYP450 recombinant enzymes carry out the following conversions: CYP3A4, 2C19 and 2B6 for thiamethoxam (TMX) to clothianidin (CLO); 3A4, 2C19 and 2A6 for CLO to desmethyl-CLO; 2C19 for TMX to desmethyl-TMX. Human liver aldehyde oxidase reduces the nitro substituent of CLO to nitroso much more rapidly than that of TMX. Imidacloprid (IMI), CLO and several of their metabolites do not give detectable N-glucuronides but 5-hydroxy-IMI, 4,5-diol-IMI and 4-hydroxy- thiacloprid are converted to O-glucuronides in vitro with mouse liver microsomes and UDP- glucuronic acid or in vivo in mice. Mouse liver cytosol with S-adenosylmethionine converts desmethyl-CLO to CLO but not desmethyl-TMX to TMX. Two organophosphorus CYP450 inhibitors partially block IMI, thiacloprid and CLO metabolism in vivo in mice, elevating the brain and liver levels of the parent compounds while reducing amounts of the hydroxylated metabolites.&quot;, &quot;author&quot;: [{&quot;dropping-particle&quot;: &quot;&quot;, &quot;family&quot;: &quot;Shi&quot;, &quot;given&quot;: &quot;Xueyan&quot;, &quot;non-dropping-particle&quot;: &quot;&quot;, &quot;parse-names&quot;: false, &quot;suffix&quot;: &quot;&quot;}, {&quot;dropping-particle&quot;: &quot;&quot;, &quot;family&quot;: &quot;Dick&quot;, &quot;given&quot;: &quot;Ryan a&quot;, &quot;non-dropping-particle&quot;: &quot;&quot;, &quot;parse-names&quot;: false, &quot;suffix&quot;: &quot;&quot;}, {&quot;dropping-particle&quot;: &quot;&quot;, &quot;family&quot;: &quot;Ford&quot;, &quot;given&quot;: &quot;Kevin a&quot;, &quot;non-dropping-particle&quot;: &quot;&quot;, &quot;parse-names&quot;: false, &quot;suffix&quot;: &quot;&quot;}, {&quot;dropping-particle&quot;: &quot;&quot;, &quot;family&quot;: &quot;Casida&quot;, &quot;given&quot;: &quot;John E&quot;, &quot;non-dropping-particle&quot;: &quot;&quot;, &quot;parse-names&quot;: false, &quot;suffix&quot;: &quot;&quot;}], &quot;container-title&quot;: &quot;Journal of agricultural and food chemistry&quot;, &quot;id&quot;: &quot;ITEM-2&quot;, &quot;issue&quot;: &quot;11&quot;, &quot;issued&quot;: {&quot;date-parts&quot;: [[&quot;2009&quot;]]}, &quot;page&quot;: &quot;4861-4866&quot;, &quot;title&quot;: &quot;NIH Public Access NEO\u306e\u4ee3\u8b1d\u9175\u7d20\u306b\u3064\u3044\u3066&quot;, &quot;type&quot;: &quot;article-journal&quot;, &quot;volume&quot;: &quot;57&quot;}, &quot;uris&quot;: [&quot;http://www.mendeley.com/documents/?uuid=c0deb208-ffc4-4ebb-bf19-cc3ec3c1a4ec&quot;]}], &quot;mendeley&quot;: {&quot;formattedCitation&quot;: &quot;(Hemingway &lt;i&gt;et al.&lt;/i&gt;, 2000; Shi &lt;i&gt;et al.&lt;/i&gt;, 2009)&quot;, &quot;plainTextFormattedCitation&quot;: &quot;(Hemingway et al., 2000; Shi et al., 2009)&quot;, &quot;previouslyFormattedCitation&quot;: &quot;(Hemingway &lt;i&gt;et al.&lt;/i&gt;, 2000; Shi &lt;i&gt;et al.&lt;/i&gt;, 2009)&quot;}, &quot;properties&quot;: {&quot;noteIndex&quot;: 0}, &quot;schema&quot;: &quot;https://github.com/citation-style-language/schema/raw/master/csl-citation.json&quot;} RNDNGgFJTF2wb"/><text:span text:style-name="T6">⁠. </text:span></text:p>
      <text:p text:style-name="P6"/>
      <text:p text:style-name="P8"><text:span text:style-name="T6">COEAE1F has been reported to be overexpressed in multiple populations across Africa, in An. </text:span><text:span text:style-name="T21">gambiae</text:span><text:span text:style-name="T6"> from Burkina Faso (2x), </text:span><text:span text:style-name="T21">coluzzii</text:span><text:span text:style-name="T6"> from Cote D’Ivoire (3x), and Ugandan and Tanzanian An. </text:span><text:span text:style-name="T21">arabiensis </text:span><text:span text:style-name="T24">(Table 1). In recent RNA-Seq data from </text:span><text:span text:style-name="T26">Bouake, </text:span><text:span text:style-name="T24">Cote D’ivoire (DW), it is overexpressed five-fold </text:span><text:span text:style-name="T25">in the </text:span><text:span text:style-name="T24">Resistant </text:span><text:span text:style-name="T26">in Anopheles gambiae</text:span><text:span text:style-name="T24">. As it has high basal expression, this five fold change is particularly large. </text:span><text:span text:style-name="T27">It is, on average, the most over-expressed of all carboxylesterases across Africa (using Vickys meta-analysis data + recent RNA-Seq experiments). </text:span></text:p>
      <text:p text:style-name="P8"><text:span text:style-name="T7"/></text:p>
      <text:p text:style-name="P8"><text:span text:style-name="T7">The expression data is much less convincing for COEAE2F, </text:span><text:span text:style-name="T14">though it is upregulated in some arrays. </text:span><text:span text:style-name="T18">Of the other genes, the UGT AGAP006222 and the aldehyde oxidase AGAP006226 are upregulated in </text:span><text:span text:style-name="T19">some populations across Africa. </text:span></text:p>
      <text:p text:style-name="P4"/>
      <text:p text:style-name="P10">Haplotype analysis</text:p>
      <text:p text:style-name="P4"/>
      <text:p text:style-name="P5"><text:span text:style-name="T6">By performing haplotype clustering on </text:span><text:span text:style-name="T14">the</text:span><text:span text:style-name="T6"> region </text:span><text:span text:style-name="T14">spanning 25kb in either direction of the peak</text:span><text:span text:style-name="T6">, </text:span><text:span text:style-name="T8">I</text:span><text:span text:style-name="T6"> identified a large cluster of 46 haplotypes which differ by less than 10 SNPs (there are 5118 segregating sites in this 50kb region, in these populations). </text:span><text:span text:style-name="T14">These 46 haplotypes include individuals from both Burkina and </text:span><text:span text:style-name="T17">G</text:span><text:span text:style-name="T14">uinea, indicating that the sweep had already spread by 2012 to a sizeable distance – </text:span><text:span text:style-name="T17">and </text:span><text:span text:style-name="T18">therefore </text:span><text:span text:style-name="T17">is likely found </text:span><text:span text:style-name="T18">at the least </text:span><text:span text:style-name="T17">in southern Mali and northern cote d’ivoire, which lie geographically between the ag1000g collection sites. </text:span></text:p>
      <text:p text:style-name="P5"><text:soft-page-break/><text:span text:style-name="T17"/></text:p>
      <text:p text:style-name="P12"><text:span text:style-name="T6">The sweep is only found in individuals that are homozygous for the 2LA inversion polymorphism, </text:span><text:span text:style-name="T17">however</text:span><text:span text:style-name="T6"> (karyotypes predicted by </text:span><text:reference-mark-start text:name="ADDIN CSL_CITATION {&quot;citationItems&quot;: [{&quot;id&quot;: &quot;ITEM-1&quot;, &quot;itemData&quot;: {&quot;author&quot;: [{&quot;dropping-particle&quot;: &quot;&quot;, &quot;family&quot;: &quot;Grau-bov\u00e9&quot;, &quot;given&quot;: &quot;Xavier&quot;, &quot;non-dropping-particle&quot;: &quot;&quot;, &quot;parse-names&quot;: false, &quot;suffix&quot;: &quot;&quot;}, {&quot;dropping-particle&quot;: &quot;&quot;, &quot;family&quot;: &quot;Tomlinson&quot;, &quot;given&quot;: &quot;Sean&quot;, &quot;non-dropping-particle&quot;: &quot;&quot;, &quot;parse-names&quot;: false, &quot;suffix&quot;: &quot;&quot;}, {&quot;dropping-particle&quot;: &quot;&quot;, &quot;family&quot;: &quot;Reilly&quot;, &quot;given&quot;: &quot;Andrias O O&quot;, &quot;non-dropping-particle&quot;: &quot;&quot;, &quot;parse-names&quot;: false, &quot;suffix&quot;: &quot;&quot;}, {&quot;dropping-particle&quot;: &quot;&quot;, &quot;family&quot;: &quot;Harding&quot;, &quot;given&quot;: &quot;Nicholas J&quot;, &quot;non-dropping-particle&quot;: &quot;&quot;, &quot;parse-names&quot;: false, &quot;suffix&quot;: &quot;&quot;}, {&quot;dropping-particle&quot;: &quot;&quot;, &quot;family&quot;: &quot;Miles&quot;, &quot;given&quot;: &quot;Alistair&quot;, &quot;non-dropping-particle&quot;: &quot;&quot;, &quot;parse-names&quot;: false, &quot;suffix&quot;: &quot;&quot;}, {&quot;dropping-particle&quot;: &quot;&quot;, &quot;family&quot;: &quot;Kwiatkowski&quot;, &quot;given&quot;: &quot;Dominic&quot;, &quot;non-dropping-particle&quot;: &quot;&quot;, &quot;parse-names&quot;: false, &quot;suffix&quot;: &quot;&quot;}, {&quot;dropping-particle&quot;: &quot;&quot;, &quot;family&quot;: &quot;Donnelly&quot;, &quot;given&quot;: &quot;Martin J&quot;, &quot;non-dropping-particle&quot;: &quot;&quot;, &quot;parse-names&quot;: false, &quot;suffix&quot;: &quot;&quot;}, {&quot;dropping-particle&quot;: &quot;&quot;, &quot;family&quot;: &quot;Weetman&quot;, &quot;given&quot;: &quot;David&quot;, &quot;non-dropping-particle&quot;: &quot;&quot;, &quot;parse-names&quot;: false, &quot;suffix&quot;: &quot;&quot;}, {&quot;dropping-particle&quot;: &quot;&quot;, &quot;family&quot;: &quot;Anopheles&quot;, &quot;given&quot;: &quot;The&quot;, &quot;non-dropping-particle&quot;: &quot;&quot;, &quot;parse-names&quot;: false, &quot;suffix&quot;: &quot;&quot;}], &quot;id&quot;: &quot;ITEM-1&quot;, &quot;issued&quot;: {&quot;date-parts&quot;: [[&quot;2019&quot;]]}, &quot;page&quot;: &quot;1-32&quot;, &quot;title&quot;: &quot;Resistance to dieldrin evolution in African malaria vectors is driven by interspecific and interkaryotypic introgression&quot;, &quot;type&quot;: &quot;article-journal&quot;}, &quot;uris&quot;: [&quot;http://www.mendeley.com/documents/?uuid=8414373a-fdfe-4d6f-9eef-4c8f5ee1244e&quot;]}], &quot;mendeley&quot;: {&quot;formattedCitation&quot;: &quot;(Grau-bov\u00e9 &lt;i&gt;et al.&lt;/i&gt;, 2019)&quot;, &quot;plainTextFormattedCitation&quot;: &quot;(Grau-bov\u00e9 et al., 2019)&quot;, &quot;previouslyFormattedCitation&quot;: &quot;(Grau-bov\u00e9 &lt;i&gt;et al.&lt;/i&gt;, 2019)&quot;}, &quot;properties&quot;: {&quot;noteIndex&quot;: 0}, &quot;schema&quot;: &quot;https://github.com/citation-style-language/schema/raw/master/csl-citation.json&quot;} RNDtxrWS3rg1m"/><text:span text:style-name="T1">(Grau-bové </text:span><text:span text:style-name="T3">et al.</text:span><text:span text:style-name="T1">, 2019)</text:span><text:reference-mark-end text:name="ADDIN CSL_CITATION {&quot;citationItems&quot;: [{&quot;id&quot;: &quot;ITEM-1&quot;, &quot;itemData&quot;: {&quot;author&quot;: [{&quot;dropping-particle&quot;: &quot;&quot;, &quot;family&quot;: &quot;Grau-bov\u00e9&quot;, &quot;given&quot;: &quot;Xavier&quot;, &quot;non-dropping-particle&quot;: &quot;&quot;, &quot;parse-names&quot;: false, &quot;suffix&quot;: &quot;&quot;}, {&quot;dropping-particle&quot;: &quot;&quot;, &quot;family&quot;: &quot;Tomlinson&quot;, &quot;given&quot;: &quot;Sean&quot;, &quot;non-dropping-particle&quot;: &quot;&quot;, &quot;parse-names&quot;: false, &quot;suffix&quot;: &quot;&quot;}, {&quot;dropping-particle&quot;: &quot;&quot;, &quot;family&quot;: &quot;Reilly&quot;, &quot;given&quot;: &quot;Andrias O O&quot;, &quot;non-dropping-particle&quot;: &quot;&quot;, &quot;parse-names&quot;: false, &quot;suffix&quot;: &quot;&quot;}, {&quot;dropping-particle&quot;: &quot;&quot;, &quot;family&quot;: &quot;Harding&quot;, &quot;given&quot;: &quot;Nicholas J&quot;, &quot;non-dropping-particle&quot;: &quot;&quot;, &quot;parse-names&quot;: false, &quot;suffix&quot;: &quot;&quot;}, {&quot;dropping-particle&quot;: &quot;&quot;, &quot;family&quot;: &quot;Miles&quot;, &quot;given&quot;: &quot;Alistair&quot;, &quot;non-dropping-particle&quot;: &quot;&quot;, &quot;parse-names&quot;: false, &quot;suffix&quot;: &quot;&quot;}, {&quot;dropping-particle&quot;: &quot;&quot;, &quot;family&quot;: &quot;Kwiatkowski&quot;, &quot;given&quot;: &quot;Dominic&quot;, &quot;non-dropping-particle&quot;: &quot;&quot;, &quot;parse-names&quot;: false, &quot;suffix&quot;: &quot;&quot;}, {&quot;dropping-particle&quot;: &quot;&quot;, &quot;family&quot;: &quot;Donnelly&quot;, &quot;given&quot;: &quot;Martin J&quot;, &quot;non-dropping-particle&quot;: &quot;&quot;, &quot;parse-names&quot;: false, &quot;suffix&quot;: &quot;&quot;}, {&quot;dropping-particle&quot;: &quot;&quot;, &quot;family&quot;: &quot;Weetman&quot;, &quot;given&quot;: &quot;David&quot;, &quot;non-dropping-particle&quot;: &quot;&quot;, &quot;parse-names&quot;: false, &quot;suffix&quot;: &quot;&quot;}, {&quot;dropping-particle&quot;: &quot;&quot;, &quot;family&quot;: &quot;Anopheles&quot;, &quot;given&quot;: &quot;The&quot;, &quot;non-dropping-particle&quot;: &quot;&quot;, &quot;parse-names&quot;: false, &quot;suffix&quot;: &quot;&quot;}], &quot;id&quot;: &quot;ITEM-1&quot;, &quot;issued&quot;: {&quot;date-parts&quot;: [[&quot;2019&quot;]]}, &quot;page&quot;: &quot;1-32&quot;, &quot;title&quot;: &quot;Resistance to dieldrin evolution in African malaria vectors is driven by interspecific and interkaryotypic introgression&quot;, &quot;type&quot;: &quot;article-journal&quot;}, &quot;uris&quot;: [&quot;http://www.mendeley.com/documents/?uuid=8414373a-fdfe-4d6f-9eef-4c8f5ee1244e&quot;]}], &quot;mendeley&quot;: {&quot;formattedCitation&quot;: &quot;(Grau-bov\u00e9 &lt;i&gt;et al.&lt;/i&gt;, 2019)&quot;, &quot;plainTextFormattedCitation&quot;: &quot;(Grau-bov\u00e9 et al., 2019)&quot;, &quot;previouslyFormattedCitation&quot;: &quot;(Grau-bov\u00e9 &lt;i&gt;et al.&lt;/i&gt;, 2019)&quot;}, &quot;properties&quot;: {&quot;noteIndex&quot;: 0}, &quot;schema&quot;: &quot;https://github.com/citation-style-language/schema/raw/master/csl-citation.json&quot;} RNDtxrWS3rg1m"/><text:span text:style-name="T6">⁠</text:span><text:span text:style-name="T9">. This may restrict the spread of the sweep, </text:span><text:span text:style-name="T10">as recombination is suppressed between 2LA heterozygotes, and therefore the swept haplotype is likely to remain only on a 2LA background (although limited recombination can occur and </text:span><text:span text:style-name="T11">a</text:span><text:span text:style-name="T10">s </text:span><text:span text:style-name="T12">previously </text:span><text:span text:style-name="T10">evidenced in Anopheles </text:span><text:reference-mark-start text:name="ADDIN CSL_CITATION {&quot;citationItems&quot;: [{&quot;id&quot;: &quot;ITEM-1&quot;, &quot;itemData&quot;: {&quot;author&quot;: [{&quot;dropping-particle&quot;: &quot;&quot;, &quot;family&quot;: &quot;Grau-bov\u00e9&quot;, &quot;given&quot;: &quot;Xavier&quot;, &quot;non-dropping-particle&quot;: &quot;&quot;, &quot;parse-names&quot;: false, &quot;suffix&quot;: &quot;&quot;}, {&quot;dropping-particle&quot;: &quot;&quot;, &quot;family&quot;: &quot;Tomlinson&quot;, &quot;given&quot;: &quot;Sean&quot;, &quot;non-dropping-particle&quot;: &quot;&quot;, &quot;parse-names&quot;: false, &quot;suffix&quot;: &quot;&quot;}, {&quot;dropping-particle&quot;: &quot;&quot;, &quot;family&quot;: &quot;Reilly&quot;, &quot;given&quot;: &quot;Andrias O O&quot;, &quot;non-dropping-particle&quot;: &quot;&quot;, &quot;parse-names&quot;: false, &quot;suffix&quot;: &quot;&quot;}, {&quot;dropping-particle&quot;: &quot;&quot;, &quot;family&quot;: &quot;Harding&quot;, &quot;given&quot;: &quot;Nicholas J&quot;, &quot;non-dropping-particle&quot;: &quot;&quot;, &quot;parse-names&quot;: false, &quot;suffix&quot;: &quot;&quot;}, {&quot;dropping-particle&quot;: &quot;&quot;, &quot;family&quot;: &quot;Miles&quot;, &quot;given&quot;: &quot;Alistair&quot;, &quot;non-dropping-particle&quot;: &quot;&quot;, &quot;parse-names&quot;: false, &quot;suffix&quot;: &quot;&quot;}, {&quot;dropping-particle&quot;: &quot;&quot;, &quot;family&quot;: &quot;Kwiatkowski&quot;, &quot;given&quot;: &quot;Dominic&quot;, &quot;non-dropping-particle&quot;: &quot;&quot;, &quot;parse-names&quot;: false, &quot;suffix&quot;: &quot;&quot;}, {&quot;dropping-particle&quot;: &quot;&quot;, &quot;family&quot;: &quot;Donnelly&quot;, &quot;given&quot;: &quot;Martin J&quot;, &quot;non-dropping-particle&quot;: &quot;&quot;, &quot;parse-names&quot;: false, &quot;suffix&quot;: &quot;&quot;}, {&quot;dropping-particle&quot;: &quot;&quot;, &quot;family&quot;: &quot;Weetman&quot;, &quot;given&quot;: &quot;David&quot;, &quot;non-dropping-particle&quot;: &quot;&quot;, &quot;parse-names&quot;: false, &quot;suffix&quot;: &quot;&quot;}, {&quot;dropping-particle&quot;: &quot;&quot;, &quot;family&quot;: &quot;Anopheles&quot;, &quot;given&quot;: &quot;The&quot;, &quot;non-dropping-particle&quot;: &quot;&quot;, &quot;parse-names&quot;: false, &quot;suffix&quot;: &quot;&quot;}], &quot;id&quot;: &quot;ITEM-1&quot;, &quot;issued&quot;: {&quot;date-parts&quot;: [[&quot;2019&quot;]]}, &quot;page&quot;: &quot;1-32&quot;, &quot;title&quot;: &quot;Resistance to dieldrin evolution in African malaria vectors is driven by interspecific and interkaryotypic introgression&quot;, &quot;type&quot;: &quot;article-journal&quot;}, &quot;uris&quot;: [&quot;http://www.mendeley.com/documents/?uuid=8414373a-fdfe-4d6f-9eef-4c8f5ee1244e&quot;]}], &quot;mendeley&quot;: {&quot;formattedCitation&quot;: &quot;(Grau-bov\u00e9 &lt;i&gt;et al.&lt;/i&gt;, 2019)&quot;, &quot;plainTextFormattedCitation&quot;: &quot;(Grau-bov\u00e9 et al., 2019)&quot;, &quot;previouslyFormattedCitation&quot;: &quot;(Grau-bov\u00e9 &lt;i&gt;et al.&lt;/i&gt;, 2019)&quot;}, &quot;properties&quot;: {&quot;noteIndex&quot;: 0}, &quot;schema&quot;: &quot;https://github.com/citation-style-language/schema/raw/master/csl-citation.json&quot;} RNDuunLjAy51g"/><text:span text:style-name="T2">(Grau-bové </text:span><text:span text:style-name="T4">et al.</text:span><text:span text:style-name="T2">, 2019)</text:span><text:reference-mark-end text:name="ADDIN CSL_CITATION {&quot;citationItems&quot;: [{&quot;id&quot;: &quot;ITEM-1&quot;, &quot;itemData&quot;: {&quot;author&quot;: [{&quot;dropping-particle&quot;: &quot;&quot;, &quot;family&quot;: &quot;Grau-bov\u00e9&quot;, &quot;given&quot;: &quot;Xavier&quot;, &quot;non-dropping-particle&quot;: &quot;&quot;, &quot;parse-names&quot;: false, &quot;suffix&quot;: &quot;&quot;}, {&quot;dropping-particle&quot;: &quot;&quot;, &quot;family&quot;: &quot;Tomlinson&quot;, &quot;given&quot;: &quot;Sean&quot;, &quot;non-dropping-particle&quot;: &quot;&quot;, &quot;parse-names&quot;: false, &quot;suffix&quot;: &quot;&quot;}, {&quot;dropping-particle&quot;: &quot;&quot;, &quot;family&quot;: &quot;Reilly&quot;, &quot;given&quot;: &quot;Andrias O O&quot;, &quot;non-dropping-particle&quot;: &quot;&quot;, &quot;parse-names&quot;: false, &quot;suffix&quot;: &quot;&quot;}, {&quot;dropping-particle&quot;: &quot;&quot;, &quot;family&quot;: &quot;Harding&quot;, &quot;given&quot;: &quot;Nicholas J&quot;, &quot;non-dropping-particle&quot;: &quot;&quot;, &quot;parse-names&quot;: false, &quot;suffix&quot;: &quot;&quot;}, {&quot;dropping-particle&quot;: &quot;&quot;, &quot;family&quot;: &quot;Miles&quot;, &quot;given&quot;: &quot;Alistair&quot;, &quot;non-dropping-particle&quot;: &quot;&quot;, &quot;parse-names&quot;: false, &quot;suffix&quot;: &quot;&quot;}, {&quot;dropping-particle&quot;: &quot;&quot;, &quot;family&quot;: &quot;Kwiatkowski&quot;, &quot;given&quot;: &quot;Dominic&quot;, &quot;non-dropping-particle&quot;: &quot;&quot;, &quot;parse-names&quot;: false, &quot;suffix&quot;: &quot;&quot;}, {&quot;dropping-particle&quot;: &quot;&quot;, &quot;family&quot;: &quot;Donnelly&quot;, &quot;given&quot;: &quot;Martin J&quot;, &quot;non-dropping-particle&quot;: &quot;&quot;, &quot;parse-names&quot;: false, &quot;suffix&quot;: &quot;&quot;}, {&quot;dropping-particle&quot;: &quot;&quot;, &quot;family&quot;: &quot;Weetman&quot;, &quot;given&quot;: &quot;David&quot;, &quot;non-dropping-particle&quot;: &quot;&quot;, &quot;parse-names&quot;: false, &quot;suffix&quot;: &quot;&quot;}, {&quot;dropping-particle&quot;: &quot;&quot;, &quot;family&quot;: &quot;Anopheles&quot;, &quot;given&quot;: &quot;The&quot;, &quot;non-dropping-particle&quot;: &quot;&quot;, &quot;parse-names&quot;: false, &quot;suffix&quot;: &quot;&quot;}], &quot;id&quot;: &quot;ITEM-1&quot;, &quot;issued&quot;: {&quot;date-parts&quot;: [[&quot;2019&quot;]]}, &quot;page&quot;: &quot;1-32&quot;, &quot;title&quot;: &quot;Resistance to dieldrin evolution in African malaria vectors is driven by interspecific and interkaryotypic introgression&quot;, &quot;type&quot;: &quot;article-journal&quot;}, &quot;uris&quot;: [&quot;http://www.mendeley.com/documents/?uuid=8414373a-fdfe-4d6f-9eef-4c8f5ee1244e&quot;]}], &quot;mendeley&quot;: {&quot;formattedCitation&quot;: &quot;(Grau-bov\u00e9 &lt;i&gt;et al.&lt;/i&gt;, 2019)&quot;, &quot;plainTextFormattedCitation&quot;: &quot;(Grau-bov\u00e9 et al., 2019)&quot;, &quot;previouslyFormattedCitation&quot;: &quot;(Grau-bov\u00e9 &lt;i&gt;et al.&lt;/i&gt;, 2019)&quot;}, &quot;properties&quot;: {&quot;noteIndex&quot;: 0}, &quot;schema&quot;: &quot;https://github.com/citation-style-language/schema/raw/master/csl-citation.json&quot;} RNDuunLjAy51g"/><text:span text:style-name="T10">⁠. If of large enough effect size, </text:span><text:span text:style-name="T7">there could be a trade-off between resistance and </text:span><text:span text:style-name="T15">adaptation to local climes</text:span><text:span text:style-name="T7">, and </text:span><text:span text:style-name="T10">it is possible that the sweep could drive the 2LA inversion to higher frequenc</text:span><text:span text:style-name="T7">y. </text:span></text:p>
      <text:p text:style-name="P12"><text:span text:style-name="T7"/></text:p>
      <text:p text:style-name="P9"><text:span text:style-name="T17">Thankfully</text:span><text:span text:style-name="T6"> – Bakaridjan (</text:span><text:span text:style-name="T22">Anopheles gambiae</text:span><text:span text:style-name="T16">, </text:span><text:span text:style-name="T6">colonised in 2014 </text:span><text:span text:style-name="T16">from Burkina</text:span><text:span text:style-name="T6">) are fixed for the 2LA inversion, and in addition, show limited synergism with PBO when compared to </text:span><text:span text:style-name="T18">the West African coluzzii</text:span><text:span text:style-name="T6"> strains, which I speculate is due to this esterase </text:span><text:span text:style-name="T16">mediated resistance</text:span><text:span text:style-name="T6">. </text:span></text:p>
      <text:p text:style-name="P1"/>
      <text:p text:style-name="P16">Image:phylogeny</text:p>
      <text:p text:style-name="P16"/>
      <text:p text:style-name="P16"/>
      <text:p text:style-name="P11">Variation</text:p>
      <text:p text:style-name="P16"/>
      <text:p text:style-name="P16"/>
      <text:p text:style-name="P16"/>
      <text:p text:style-name="P17">RELATE and CLUES</text:p>
      <text:p text:style-name="P17"/>
      <text:p text:style-name="P17"/>
      <text:p text:style-name="P16"/>
      <text:p text:style-name="P16"/>
      <text:p text:style-name="P16"/>
      <text:p text:style-name="P16"/>
      <text:p text:style-name="P16"/>
      <text:p text:style-name="P16"/>
      <text:p text:style-name="P16">TODO </text:p>
      <text:p text:style-name="P16"/>
      <text:p text:style-name="P18"><text:span text:style-name="T20">- Apply LNA tagSNP diagnostic to field samples from Burkina (Tengrela time series), phenotyped and non-phenotyped Ghana &amp; </text:span><text:span text:style-name="T33">Cote D’ivoire </text:span></text:p>
      <text:p text:style-name="P20"><text:span text:style-name="T30">B</text:span><text:span text:style-name="T29">akaridja</text:span><text:span text:style-name="T30">n</text:span></text:p>
      <text:p text:style-name="P21"><text:span text:style-name="T30">- </text:span><text:span text:style-name="T28">qPCR on COEAE1F, 2F, </text:span><text:span text:style-name="T31">other adjacent genes </text:span></text:p>
      <text:p text:style-name="P21"><text:span text:style-name="T28">- Screen for swept haplotype</text:span></text:p>
      <text:p text:style-name="P21"><text:span text:style-name="T28">- If present, WHO tube assays and haplotype associations (possibly backcross to Kisumu)</text:span></text:p>
      <text:p text:style-name="P21"><text:span text:style-name="T28">- If present, will do matching haplotype-gene expression assays</text:span></text:p>
      <text:p text:style-name="P14"><text:span text:style-name="T28"/></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Gentium Plus" svg:font-family="'Gentium Plus'" style:font-pitch="variable"/>
    <style:font-face style:name="Lato" svg:font-family="Lato" style:font-pitch="variable"/>
    <style:font-face style:name="Gentium Plus1" svg:font-family="'Gentium Plus'" style:font-family-generic="roman" style:font-pitch="variable"/>
    <style:font-face style:name="Latin Modern Math" svg:font-family="'Latin Modern Math'"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bold" style:letter-kerning="true"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bold" style:letter-kerning="true"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ListLabel_20_74" style:display-name="ListLabel 74" style:family="paragraph" style:default-outline-level="">
      <style:paragraph-properties fo:text-align="start" style:justify-single-word="false" fo:orphans="2" fo:widows="2" style:writing-mode="lr-tb"/>
      <style:text-properties style:font-name="Latin Modern Math" fo:font-family="'Latin Modern Math'"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73" style:display-name="ListLabel 73"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2" style:display-name="ListLabel 72"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1" style:display-name="ListLabel 7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0" style:display-name="ListLabel 7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9" style:display-name="ListLabel 69"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8" style:display-name="ListLabel 68"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7" style:display-name="ListLabel 67"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6" style:display-name="ListLabel 66"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5" style:display-name="ListLabel 65"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64" style:display-name="ListLabel 64"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3" style:display-name="ListLabel 63"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2" style:display-name="ListLabel 62"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1" style:display-name="ListLabel 6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0" style:display-name="ListLabel 6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9" style:display-name="ListLabel 59"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8" style:display-name="ListLabel 58"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7" style:display-name="ListLabel 57"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6" style:display-name="ListLabel 56"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55" style:display-name="ListLabel 55"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4" style:display-name="ListLabel 54"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3" style:display-name="ListLabel 53"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2" style:display-name="ListLabel 52"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1" style:display-name="ListLabel 5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0" style:display-name="ListLabel 5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9" style:display-name="ListLabel 49"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8" style:display-name="ListLabel 48"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7" style:display-name="ListLabel 47"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46" style:display-name="ListLabel 46"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5" style:display-name="ListLabel 45"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4" style:display-name="ListLabel 44"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3" style:display-name="ListLabel 43"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2" style:display-name="ListLabel 42"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1" style:display-name="ListLabel 4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0" style:display-name="ListLabel 4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9" style:display-name="ListLabel 39"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8" style:display-name="ListLabel 38"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37" style:display-name="ListLabel 37" style:family="paragraph" style:default-outline-level="">
      <style:paragraph-properties fo:text-align="start" style:justify-single-word="false" fo:orphans="2" fo:widows="2" style:writing-mode="lr-tb"/>
      <style:text-properties style:font-name="Latin Modern Math" fo:font-family="'Latin Modern Math'"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36" style:display-name="ListLabel 36"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5" style:display-name="ListLabel 35"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4" style:display-name="ListLabel 34"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3" style:display-name="ListLabel 33"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2" style:display-name="ListLabel 32"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1" style:display-name="ListLabel 3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0" style:display-name="ListLabel 3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9" style:display-name="ListLabel 29"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8" style:display-name="ListLabel 28"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27" style:display-name="ListLabel 27"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6" style:display-name="ListLabel 26"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5" style:display-name="ListLabel 25"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4" style:display-name="ListLabel 24"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3" style:display-name="ListLabel 23"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2" style:display-name="ListLabel 22"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1" style:display-name="ListLabel 2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0" style:display-name="ListLabel 2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 style:display-name="ListLabel 19"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18" style:display-name="ListLabel 18"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7" style:display-name="ListLabel 17"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6" style:display-name="ListLabel 16"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5" style:display-name="ListLabel 15"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4" style:display-name="ListLabel 14"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ListLabel_20_9" style:display-name="ListLabel 9"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bold" style:letter-kerning="true"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336699"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bold" style:letter-kerning="true"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top="0.4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top="0.3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top="0.199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top="0.101cm" fo:margin-bottom="0cm"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jay Nagi</meta:initial-creator>
    <meta:creation-date>2020-05-04T16:31:06.841747451</meta:creation-date>
    <dc:date>2020-05-04T22:52:53.219026248</dc:date>
    <dc:creator>Sanjay Nagi</dc:creator>
    <meta:editing-duration>PT5H37M14S</meta:editing-duration>
    <meta:editing-cycles>11</meta:editing-cycles>
    <meta:generator>LibreOffice/6.0.7.3$Linux_X86_64 LibreOffice_project/00m0$Build-3</meta:generator>
    <meta:document-statistic meta:table-count="0" meta:image-count="0" meta:object-count="0" meta:page-count="2" meta:paragraph-count="20" meta:word-count="625" meta:character-count="4034" meta:non-whitespace-character-count="3411"/>
  </office:meta>
</office:document-meta>
</file>